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officeooo:rsid="0040d1c3" officeooo:paragraph-rsid="0040d1c3"/>
    </style:style>
    <style:style style:name="P66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6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68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71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73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74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65">ngAfterContentInit</text:p>
      <text:p text:style-name="P65">ngAfterContentChecked</text:p>
      <text:p text:style-name="P65">ngAfterViewInit</text:p>
      <text:p text:style-name="P65">ngAfterViewChecked</text:p>
      <text:p text:style-name="P65">ngOnDestroy</text:p>
      <text:p text:style-name="P65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66">The change-detection strategy to use for this component.</text:p>
      <text:p text:style-name="P67">When a component is instantiated, Angular creates a change detector, which is responsible for propagating the component's bindings. The strategy is one of:</text:p>
      <text:list text:style-name="L1">
        <text:list-item>
          <text:p text:style-name="P73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74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9">Template Form</text:p>
      <text:p text:style-name="P69"/>
      <text:p text:style-name="P69">FormsModule</text:p>
      <text:p text:style-name="P69"/>
      <text:p text:style-name="P69">ngModel to map property to html element which supports two way data binding</text:p>
      <text:p text:style-name="P69"/>
      <text:p text:style-name="P70">Form properties</text:p>
      <text:p text:style-name="P70"/>
      <text:p text:style-name="P70">pristine</text:p>
      <text:p text:style-name="P70">dirty</text:p>
      <text:p text:style-name="P70">valid</text:p>
      <text:p text:style-name="P70">invalid</text:p>
      <text:p text:style-name="P70">value</text:p>
      <text:p text:style-name="P69"/>
      <text:p text:style-name="P69"/>
      <text:p text:style-name="P71">custom directive</text:p>
      <text:p text:style-name="P72">custom validat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6T12:08:25.064579320</dc:date>
    <meta:editing-duration>PT22H32M4S</meta:editing-duration>
    <meta:editing-cycles>68</meta:editing-cycles>
    <meta:generator>LibreOffice/7.4.7.2$Linux_X86_64 LibreOffice_project/40$Build-2</meta:generator>
    <meta:document-statistic meta:table-count="0" meta:image-count="0" meta:object-count="0" meta:page-count="7" meta:paragraph-count="201" meta:word-count="1042" meta:character-count="6812" meta:non-whitespace-character-count="5949"/>
  </office:meta>
</office:document-meta>
</file>